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1.535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8.075cm"/>
    </style:style>
    <style:style style:name="Table2.1" style:family="table-row">
      <style:table-row-properties style:min-row-height="1.3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2" style:family="table-row">
      <style:table-row-properties style:min-row-height="1.434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2024c31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2024c3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3" style:family="paragraph" style:parent-style-name="Standard">
      <style:text-properties fo:color="#000000" style:font-name="Courier New1" fo:font-size="11pt" style:font-size-asian="11pt" style:font-size-complex="11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a49e14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e772c4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fd31f2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ff02ff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ff2dfe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872b28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2pt" fo:language="ru" fo:country="RU" officeooo:rsid="00167e90" officeooo:paragraph-rsid="01872b28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1pt" fo:language="ru" fo:country="RU" officeooo:rsid="00167e90" officeooo:paragraph-rsid="01872b28" style:font-name-asian="Times New Roman" style:font-size-asian="11pt" style:font-name-complex="Times New Roman" style:font-size-complex="11pt" style:language-complex="ar" style:country-complex="SA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67e90" officeooo:paragraph-rsid="01872b28" style:font-name-asian="Times New Roman" style:font-size-asian="14pt" style:font-name-complex="Times New Roman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7c793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2pt" fo:language="ru" fo:country="RU" fo:font-weight="normal" officeooo:rsid="01e02941" officeooo:paragraph-rsid="01e0294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1e02941" officeooo:paragraph-rsid="01e029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officeooo:rsid="020119f3" officeooo:paragraph-rsid="020119f3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1ff2dfe" officeooo:paragraph-rsid="01ff2dfe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4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1e3d80e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d495d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e97a7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officeooo:paragraph-rsid="02024c31"/>
    </style:style>
    <style:style style:name="P42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cc424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43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d495d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44" style:family="paragraph" style:parent-style-name="Caption">
      <style:paragraph-properties fo:keep-with-next="always"/>
      <style:text-properties fo:font-style="normal" fo:font-weight="normal" style:font-style-asian="normal" style:font-weight-asian="normal" style:font-style-complex="normal" style:font-weight-complex="normal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1db4c04" officeooo:paragraph-rsid="00a49e14" style:font-size-asian="14pt" style:font-weight-asian="bold" style:font-size-complex="14pt" style:font-weight-complex="normal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officeooo:paragraph-rsid="01c9257f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1c9257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9" style:family="paragraph" style:parent-style-name="Table_20_Contents" style:list-style-name="L2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rsid="01cd495d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language="en" fo:country="US" fo:font-weight="bold" officeooo:rsid="01f1dda7" style:font-size-asian="14pt" style:font-weight-asian="bold" style:font-size-complex="14pt"/>
    </style:style>
    <style:style style:name="T9" style:family="text">
      <style:text-properties fo:color="#000000" fo:font-size="14pt" fo:font-weight="normal" officeooo:rsid="01a0b669" style:font-size-asian="14pt" style:font-weight-asian="normal" style:font-size-complex="14pt" style:font-weight-complex="normal"/>
    </style:style>
    <style:style style:name="T10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fo:font-weight="bold" officeooo:rsid="00e350a9" style:font-name-asian="Times New Roman" style:font-size-asian="14pt" style:font-weight-asian="bold" style:font-name-complex="Times New Roman" style:font-size-complex="14pt" style:language-complex="ar" style:country-complex="SA" style:font-weight-complex="normal"/>
    </style:style>
    <style:style style:name="T12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6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7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1c3cfe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1e1c86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1fd31f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1ff02f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20119f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ru" fo:country="RU" fo:font-weight="normal" officeooo:rsid="01ff2df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en" fo:country="US" fo:font-weight="normal" officeooo:rsid="01ff02f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color="#000000" style:font-name="Times New Roman" fo:font-size="14pt" fo:language="en" fo:country="US" fo:font-weight="normal" officeooo:rsid="020119f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color="#000000" style:font-name="Times New Roman" fo:font-size="14pt" fo:language="en" fo:country="US" officeooo:rsid="020c485e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fo:color="#000000" style:font-name="Times New Roman" fo:font-size="14pt" fo:language="en" fo:country="US" officeooo:rsid="020dfd96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fo:color="#000000" style:font-name="Times New Roman" fo:font-size="14pt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font-variant="normal" fo:text-transform="none" fo:font-size="14pt" style:font-size-asian="14pt" style:font-size-complex="14pt"/>
    </style:style>
    <style:style style:name="T31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2" style:family="text">
      <style:text-properties fo:font-variant="normal" fo:text-transform="none" fo:color="#000000" style:font-name="Times New Roman" fo:font-size="14pt" fo:letter-spacing="0.009cm" fo:language="ru" fo:country="RU" fo:font-weight="normal" officeooo:rsid="01d9df8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0.009cm" fo:language="ru" fo:country="RU" fo:font-weight="normal" officeooo:rsid="01e873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0.009cm" fo:language="ru" fo:country="RU" fo:font-weight="normal" officeooo:rsid="01f45b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font-variant="normal" fo:text-transform="none" fo:color="#000000" style:font-name="Times New Roman" fo:font-size="14pt" fo:letter-spacing="0.009cm" fo:language="ru" fo:country="RU" fo:font-weight="normal" officeooo:rsid="01f5239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fo:font-variant="normal" fo:text-transform="none" fo:color="#000000" style:font-name="Times New Roman" fo:font-size="14pt" fo:letter-spacing="0.009cm" fo:language="ru" fo:country="RU" fo:font-weight="normal" officeooo:rsid="01f9288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fo:font-variant="normal" fo:text-transform="none" fo:color="#000000" style:font-name="Times New Roman" fo:font-size="14pt" fo:letter-spacing="0.009cm" fo:language="ru" fo:country="RU" fo:font-weight="normal" officeooo:rsid="01fb8bd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fo:font-variant="normal" fo:text-transform="none" fo:color="#000000" style:font-name="Times New Roman" fo:font-size="14pt" fo:letter-spacing="0.009cm" fo:language="ru" fo:country="RU" fo:font-weight="normal" officeooo:rsid="01fb9cc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40" style:family="text">
      <style:text-properties style:use-window-font-color="true" style:font-name="Times New Roman" fo:font-size="14pt" fo:language="ru" fo:country="RU" fo:font-weight="bold" officeooo:rsid="001379d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1" style:family="text">
      <style:text-properties style:use-window-font-color="true" style:font-name="Times New Roman" fo:font-size="14pt" fo:language="ru" fo:country="RU" fo:font-weight="bold" officeooo:rsid="01a0ace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2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Times New Roman" fo:font-size="12pt" fo:language="ru" fo:country="RU" officeooo:rsid="01e3d80e" style:font-name-asian="Times New Roman" style:font-size-asian="12pt" style:font-name-complex="Times New Roman1" style:font-size-complex="12pt" style:language-complex="ar" style:country-complex="SA"/>
    </style:style>
    <style:style style:name="T44" style:family="text">
      <style:text-properties style:use-window-font-color="true" style:font-name="Times New Roman" fo:font-size="12pt" fo:language="ru" fo:country="RU" officeooo:rsid="02057d04" style:font-name-asian="Times New Roman" style:font-size-asian="12pt" style:font-name-complex="Times New Roman1" style:font-size-complex="12pt" style:language-complex="ar" style:country-complex="SA"/>
    </style:style>
    <style:style style:name="T45" style:family="text">
      <style:text-properties officeooo:rsid="00167e90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211a6f8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20449c2"/>
    </style:style>
    <style:style style:name="T50" style:family="text">
      <style:text-properties style:font-name="Courier New1" fo:font-size="11pt" fo:font-weight="normal" officeooo:rsid="001ae5a6" style:font-size-asian="11pt" style:font-weight-asian="normal" style:font-size-complex="11pt" style:font-weight-complex="normal"/>
    </style:style>
    <style:style style:name="T51" style:family="text">
      <style:text-properties style:font-name="Courier New1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3"><text:span text:style-name="T5">Кафедра </text:span><text:span text:style-name="T10">МОЭВМ</text:span></text:p>
      <text:p text:style-name="P5"/>
      <text:p text:style-name="P5"/>
      <text:p text:style-name="P7"/>
      <text:p text:style-name="P7"/>
      <text:p text:style-name="P7"/>
      <text:p text:style-name="P7"/>
      <text:p text:style-name="P32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7">№</text:span><text:span text:style-name="T8">6</text:span></text:p>
      <text:p text:style-name="P3"><text:span text:style-name="T5">по дисциплине </text:span><text:span text:style-name="T7">«</text:span><text:span text:style-name="T10">Организация ЭВМ и систем</text:span><text:span text:style-name="T7">»</text:span></text:p>
      <text:p text:style-name="P3"><text:span text:style-name="Название_20_книги"><text:span text:style-name="T30">Тема: </text:span></text:span><text:span text:style-name="Название_20_книги"><text:span text:style-name="T31">Организация связи Ассемблера с ЯВУ на примере программы построения частотного распределение попаданий псевдослучайных целых чисел в заданные интервалы.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12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0"><text:span text:style-name="T39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0"><text:span text:style-name="T39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9"/>
      <text:p text:style-name="P9"/>
      <text:p text:style-name="P9">Санкт-Петербург</text:p>
      <text:p text:style-name="P11">2020</text:p>
      <text:p text:style-name="P14">Цель работы.</text:p>
      <text:p text:style-name="P16"><text:span text:style-name="Название_20_книги"><text:span text:style-name="T34">При</text:span></text:span><text:span text:style-name="Название_20_книги"><text:span text:style-name="T32">м</text:span></text:span><text:span text:style-name="Название_20_книги"><text:span text:style-name="T34">енить на практике знания по организации</text:span></text:span><text:span text:style-name="Название_20_книги"><text:span text:style-name="T32"> связи Ассемблера с ЯВУ. </text:span></text:span><text:span text:style-name="Название_20_книги"><text:span text:style-name="T35">Написать программу, строящую</text:span></text:span><text:span text:style-name="Название_20_книги"><text:span text:style-name="T32"> частотно</text:span></text:span><text:span text:style-name="Название_20_книги"><text:span text:style-name="T35">е</text:span></text:span><text:span text:style-name="Название_20_книги"><text:span text:style-name="T32"> распределение попаданий псевдослучайных целых чисел в заданные интервалы.</text:span></text:span></text:p>
      <text:p text:style-name="P46"/>
      <text:p text:style-name="P15"><text:span text:style-name="T40">Текст задания</text:span><text:span text:style-name="T5">.</text:span></text:p>
      <text:p text:style-name="P29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/text:p>
      <text:p text:style-name="P29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/text:p>
      <text:p text:style-name="P29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</text:p>
      <text:p text:style-name="P29">Для бригад с <text:span text:style-name="T48">четным номером</text:span>: подпрограмма формирования распределения количества попаданий псевдослучайных целых чисел в заданные интервалы реализуется в виде двух ассемблерных модулей, первый из которых формирует распределение исходных чисел по интервалам единичной длины и возвращает его в вызывающую программу на ЯВУ как промежуточный результат. Это распределение должно выводиться в текстовом виде для контроля. Затем вызывается второй ассемблерный модуль, который по этому промежуточному распределению формирует окончательное распределение псевдослучайных целых чисел по интервалам произвольной длины (с заданными границами). Это распределение возвращается в головную <text:soft-page-break/>программу и выдается как основной результат в виде текстового файла и, возможно, графика.</text:p>
      <text:p text:style-name="P28"/>
      <text:p text:style-name="P17"><text:span text:style-name="T41">Ход работы</text:span><text:span text:style-name="T7">.</text:span></text:p>
      <text:p text:style-name="P19"><text:span text:style-name="T9">В ходе работы была разработана программа, </text:span><text:span text:style-name="T19">которая </text:span><text:span text:style-name="T20">строит </text:span><text:span text:style-name="Название_20_книги"><text:span text:style-name="T32">частотно</text:span></text:span><text:span text:style-name="Название_20_книги"><text:span text:style-name="T35">е</text:span></text:span><text:span text:style-name="Название_20_книги"><text:span text:style-name="T32"> распределение попаданий псевдослучайных целых чисел в заданные интервалы.</text:span></text:span></text:p>
      <text:p text:style-name="P20"><text:span text:style-name="T21">Сперва, в функции </text:span><text:span text:style-name="T25">main</text:span><text:span text:style-name="T21">()</text:span><text:span text:style-name="T25"> </text:span><text:span text:style-name="T21">файла </text:span><text:span text:style-name="T25">Source.cpp </text:span><text:span text:style-name="T21">происходит считывание исходных данных - длина массива псевдослучайных целых чисел, диапазон изменения массива псевдослучайных целых чисел, количество интервалов, на которые разбивается диапазон изменения массива псевдослучайных целых чисел и массив левых границ интервалов разбиения.</text:span></text:p>
      <text:p text:style-name="P31"><text:span text:style-name="T21">П</text:span><text:span text:style-name="T15">осле этого происходит вызов ассемблерной функции, связанной спецификатором </text:span><text:span text:style-name="T24">extern, asm_mod1, </text:span><text:span text:style-name="T15">которая считает количество повторений чисел с помощью цикла </text:span><text:span text:style-name="T24">loop</text:span><text:span text:style-name="T15">.</text:span></text:p>
      <text:p text:style-name="P21"><text:span text:style-name="T23">После </text:span><text:span text:style-name="T22">этого происходит подсчет чисел в заданных интервалах с помощью ассемблерной функции </text:span><text:span text:style-name="T26">asm_mod2, </text:span><text:span text:style-name="T22">которая делает это с помощью двух циклов </text:span><text:span text:style-name="T26">loop.</text:span></text:p>
      <text:p text:style-name="P30"><text:span text:style-name="T29">После завершения работы функции </text:span><text:span text:style-name="T24">asm_mod2, </text:span><text:span text:style-name="T29">полученные результаты выводятся на экран и в файл </text:span><text:span text:style-name="T24">output.txt. </text:span><text:span text:style-name="T29">Функции </text:span><text:span text:style-name="T24">main</text:span><text:span text:style-name="T29">()</text:span><text:span text:style-name="T24"> </text:span><text:span text:style-name="T29">завершается, предварительно удалив выделенную динамически память.</text:span></text:p>
      <text:list xml:id="list1467569310" text:style-name="L1">
        <text:list-header>
          <text:p text:style-name="P47"><text:span text:style-name="T16">Исходный код</text:span><text:span text:style-name="T18"> программы </text:span><text:span text:style-name="T16">представлен в </text:span><text:span text:style-name="T17">п</text:span><text:span text:style-name="T16">риложении А.</text:span></text:p>
        </text:list-header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"><text:span text:style-name="T16"><text:tab/></text:span><text:span text:style-name="T11">Примеры работы программы.</text:span></text:p>
      <text:p text:style-name="P44">Таблица 1 — Примеры работы программы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2">№</text:p>
          </table:table-cell>
          <table:table-cell table:style-name="Table2.A1" office:value-type="string">
            <text:p text:style-name="P37">Входн<text:span text:style-name="T49">ые данные</text:span></text:p>
          </table:table-cell>
          <table:table-cell table:style-name="Table2.C1" office:value-type="string">
            <text:p text:style-name="P41"><text:span text:style-name="T43">Выходн</text:span><text:span text:style-name="T44">ые данные</text:span></text:p>
          </table:table-cell>
        </table:table-row>
        <table:table-row table:style-name="Table2.2">
          <table:table-cell table:style-name="Table2.A2" office:value-type="string">
            <text:p text:style-name="P43">1</text:p>
          </table:table-cell>
          <table:table-cell table:style-name="Table2.B2" office:value-type="string">
            <text:p text:style-name="P39">Введите количество цифр: 10</text:p>
            <text:p text:style-name="P39">Введите xmin и xmax: -5 5</text:p>
            <text:p text:style-name="P39">Введите число левых границ: 3</text:p>
            <text:p text:style-name="P39">Введите все левые границы: -3 0 2</text:p>
          </table:table-cell>
          <table:table-cell table:style-name="Table2.C2" office:value-type="string">
            <text:p text:style-name="P39">Рандомизированные значения</text:p>
            <text:p text:style-name="P39">-1 3 -1 -1 -3 2 4 -5 -1 2 </text:p>
            <text:p text:style-name="P39"/>
            <text:p text:style-name="P39">Подсчитаем количество повторений каждого отдельного числа:</text:p>
            <text:p text:style-name="P39">1 0 1 0 4 0 0 2 1 1 0 </text:p>
            <text:p text:style-name="P39"/>
            <text:p text:style-name="P39">Результат:</text:p>
            <text:p text:style-name="P39">№<text:tab/>Лев.Гр.<text:tab/>Кол-во чисел</text:p>
            <text:p text:style-name="P39">1<text:tab/>-5<text:tab/>1</text:p>
            <text:p text:style-name="P39">2<text:tab/>-3<text:tab/>5</text:p>
            <text:p text:style-name="P39">3<text:tab/>0<text:tab/>0</text:p>
            <text:p text:style-name="P39">4<text:tab/>2<text:tab/>4</text:p>
          </table:table-cell>
        </table:table-row>
        <table:table-row table:style-name="Table2.2">
          <table:table-cell table:style-name="Table2.A2" office:value-type="string">
            <text:p text:style-name="P43">2</text:p>
          </table:table-cell>
          <table:table-cell table:style-name="Table2.B3" office:value-type="string">
            <text:p text:style-name="P40">Введите количество цифр: 10</text:p>
            <text:p text:style-name="P40">Введите xmin и xmax: -10 10</text:p>
            <text:p text:style-name="P40">Введите число левых границ: 3</text:p>
            <text:p text:style-name="P40">Введите все левые границы: 1 3 4</text:p>
          </table:table-cell>
          <table:table-cell table:style-name="Table2.C3" office:value-type="string">
            <text:p text:style-name="P38">Рандомизированные значения</text:p>
            <text:p text:style-name="P38">7 7 -7 7 9 8 9 -5 -7 -10 </text:p>
            <text:p text:style-name="P38"/>
            <text:p text:style-name="P38">Подсчитаем количество повторений каждого отдельного числа:</text:p>
            <text:p text:style-name="P38">1 0 0 2 0 1 0 0 0 0 0 0 0 0 0 0 0 3 1 2 0 </text:p>
            <text:p text:style-name="P38"/>
            <text:p text:style-name="P38">Результат:</text:p>
            <text:p text:style-name="P38">№<text:tab/>Лев.Гр.<text:tab/>Кол-во чисел</text:p>
            <text:p text:style-name="P38">1<text:tab/>-10<text:tab/>4</text:p>
            <text:p text:style-name="P38">2<text:tab/>1<text:tab/>0</text:p>
            <text:p text:style-name="P38">3<text:tab/>3<text:tab/>0</text:p>
            <text:p text:style-name="P38">4<text:tab/>4<text:tab/>6</text:p>
          </table:table-cell>
        </table:table-row>
        <table:table-row table:style-name="Table2.2">
          <table:table-cell table:style-name="Table2.A2" office:value-type="string">
            <text:list xml:id="list3497794121" text:style-name="L2">
              <text:list-item>
                <text:list>
                  <text:list-item>
                    <text:list>
                      <text:list-header>
                        <text:p text:style-name="P49">3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2.B4" office:value-type="string">
            <text:p text:style-name="P39">Введите количество цифр: 100</text:p>
            <text:p text:style-name="P39">Введите xmin и xmax: -1 1</text:p>
            <text:p text:style-name="P39"><text:soft-page-break/>Введите число левых границ: 1</text:p>
            <text:p text:style-name="P39">Введите все левые границы: 0</text:p>
          </table:table-cell>
          <table:table-cell table:style-name="Table2.C4" office:value-type="string">
            <text:p text:style-name="P38">Рандомизированные значения</text:p>
            <text:p text:style-name="P38">0 0 -1 -1 0 0 0 -1 -1 -1 0 -1 -1 -1 -1 -1 0 -1 -1 <text:soft-page-break/>0 -1 -1 0 0 -1 0 0 -1 0 -1 0 -1 0 0 0 -1 0 -1 0 -1 0 0 -1 0 -1 0 0 -1 -1 -1 0 -1 0 0 0 0 0 0 -1 -1 0 0 0 0 -1 0 0 -1 0 0 0 -1 -1 -1 -1 -1 0 -1 -1 -1 -1 -1 0 0 0 0 0 -1 -1 0 0 -1 0 0 0 0 0 0 0 -1 </text:p>
            <text:p text:style-name="P38"/>
            <text:p text:style-name="P38">Подсчитаем количество повторений каждого отдельного числа:</text:p>
            <text:p text:style-name="P38">45 55 0 </text:p>
            <text:p text:style-name="P38"/>
            <text:p text:style-name="P38">Результат:</text:p>
            <text:p text:style-name="P38">№<text:tab/>Лев.Гр.<text:tab/>Кол-во чисел</text:p>
            <text:p text:style-name="P38">1<text:tab/>-1<text:tab/>45</text:p>
            <text:p text:style-name="P38">2<text:tab/>0<text:tab/>55</text:p>
          </table:table-cell>
        </table:table-row>
      </table:table>
      <text:p text:style-name="P12"/>
      <text:p text:style-name="P27"/>
      <text:p text:style-name="P27">Выводы.</text:p>
      <text:p text:style-name="P18"><text:span text:style-name="Название_20_книги"><text:span text:style-name="T36">Были применены</text:span></text:span><text:span text:style-name="Название_20_книги"><text:span text:style-name="T33"> на практике знания по организации связи Ассемблера с ЯВУ. </text:span></text:span><text:span text:style-name="Название_20_книги"><text:span text:style-name="T37">Была написана</text:span></text:span><text:span text:style-name="Название_20_книги"><text:span text:style-name="T33"> программ</text:span></text:span><text:span text:style-name="Название_20_книги"><text:span text:style-name="T37">а</text:span></text:span><text:span text:style-name="Название_20_книги"><text:span text:style-name="T33">, строящ</text:span></text:span><text:span text:style-name="Название_20_книги"><text:span text:style-name="T38">ая</text:span></text:span><text:span text:style-name="Название_20_книги"><text:span text:style-name="T33"> частотное распределение попаданий псевдослучайных целых чисел в заданные интервалы.</text:span></text:span></text:p>
      <text:p text:style-name="P35"><text:span text:style-name="Название_20_книги"><text:span text:style-name="T2"/></text:span></text:p>
      <text:p text:style-name="P36"><text:span text:style-name="Название_20_книги"><text:span text:style-name="T45">ПРИЛОЖЕНИЕ А</text:span></text:span></text:p>
      <text:p text:style-name="P33"><text:span text:style-name="Название_20_книги"><text:span text:style-name="T42">ИСХОДНЫЙ КОД ПРОГРАММЫ</text:span></text:span></text:p>
      <text:p text:style-name="P33"><text:span text:style-name="Название_20_книги"><text:span text:style-name="T42"/></text:span></text:p>
      <text:p text:style-name="P34"><text:span text:style-name="T13">Название файла:</text:span><text:span text:style-name="T14"> </text:span><text:span text:style-name="T27">source</text:span><text:span text:style-name="T14">.</text:span><text:span text:style-name="T27">cpp</text:span></text:p>
      <text:p text:style-name="P23"/>
      <text:p text:style-name="P24"><text:span text:style-name="Название_20_книги"><text:span text:style-name="T50">#include</text:span></text:span><text:span text:style-name="T51"> &lt;iostream&gt;</text:span></text:p>
      <text:p text:style-name="P13">#include &lt;fstream&gt;</text:p>
      <text:p text:style-name="P13">#include &lt;random&gt;</text:p>
      <text:p text:style-name="P13"/>
      <text:p text:style-name="P13">using namespace std;</text:p>
      <text:p text:style-name="P13"/>
      <text:p text:style-name="P13">extern "C" void asm_mod1(int* numbers, int numbers_size, int* res, int res_xmin);</text:p>
      <text:p text:style-name="P13">extern "C" void asm_mod2(int* input, int input_size, int input_xmin, int input_xmax, int* intervals, int intervals_size, int* res_final);</text:p>
      <text:p text:style-name="P13"/>
      <text:p text:style-name="P13"/>
      <text:p text:style-name="P13">int main() {</text:p>
      <text:p text:style-name="P13"><text:tab/>setlocale(0, "Russian");</text:p>
      <text:p text:style-name="P13"><text:tab/>srand(time(NULL));</text:p>
      <text:p text:style-name="P13"><text:tab/>ofstream result("result.txt");</text:p>
      <text:p text:style-name="P13"/>
      <text:p text:style-name="P13"><text:tab/>int amountNumbers = 0;</text:p>
      <text:p text:style-name="P13"><text:tab/>int xmin, xmax;</text:p>
      <text:p text:style-name="P13"><text:tab/>int* numbers;</text:p>
      <text:p text:style-name="P13"><text:tab/>int* bordersArr;</text:p>
      <text:p text:style-name="P13"><text:tab/>int numberOfIntervals;</text:p>
      <text:p text:style-name="P13"><text:tab/>int* asm_mod1_res;</text:p>
      <text:p text:style-name="P13"><text:tab/>int* asm_mod2_res;</text:p>
      <text:p text:style-name="P13"/>
      <text:p text:style-name="P13"><text:tab/>cout &lt;&lt; "Введите количество цифр: ";</text:p>
      <text:p text:style-name="P13"><text:tab/>cin &gt;&gt; amountNumbers;</text:p>
      <text:p text:style-name="P13"><text:tab/>cout &lt;&lt; "Введите xmin и xmax: ";</text:p>
      <text:p text:style-name="P13"><text:tab/>cin &gt;&gt; xmin &gt;&gt; xmax;</text:p>
      <text:p text:style-name="P13"><text:tab/>cout &lt;&lt; "Введите число левых границ: ";</text:p>
      <text:p text:style-name="P13"><text:tab/>cin &gt;&gt; numberOfIntervals;</text:p>
      <text:p text:style-name="P13"/>
      <text:p text:style-name="P13"><text:tab/>numbers = new int[amountNumbers];</text:p>
      <text:p text:style-name="P13"><text:tab/>bordersArr = new int[numberOfIntervals];</text:p>
      <text:p text:style-name="P13"/>
      <text:p text:style-name="P13"><text:tab/>int len_asm_mod1_res = abs(xmax - xmin) + 1;</text:p>
      <text:p text:style-name="P13"><text:tab/>asm_mod1_res = new int[len_asm_mod1_res];</text:p>
      <text:p text:style-name="P13"><text:tab/>for (int i = 0; i &lt; len_asm_mod1_res; i++) {</text:p>
      <text:p text:style-name="P13"><text:tab/><text:tab/>asm_mod1_res[i] = 0;</text:p>
      <text:p text:style-name="P13"><text:tab/>}</text:p>
      <text:p text:style-name="P13"/>
      <text:p text:style-name="P13"><text:tab/>asm_mod2_res = new int[numberOfIntervals + 1];</text:p>
      <text:p text:style-name="P13"><text:tab/>for (int i = 0; i &lt; numberOfIntervals + 1; i++) {</text:p>
      <text:p text:style-name="P13"><text:tab/><text:tab/>asm_mod2_res[i] = 0;</text:p>
      <text:p text:style-name="P13"><text:tab/>}</text:p>
      <text:p text:style-name="P13"/>
      <text:p text:style-name="P13"><text:tab/>cout &lt;&lt; "Введите все левые границы: ";</text:p>
      <text:p text:style-name="P13"><text:soft-page-break/><text:tab/>for (int i = 0; i &lt; numberOfIntervals; i++) {</text:p>
      <text:p text:style-name="P13"><text:tab/><text:tab/>cin &gt;&gt; bordersArr[i];</text:p>
      <text:p text:style-name="P13"><text:tab/>}</text:p>
      <text:p text:style-name="P13"/>
      <text:p text:style-name="P13"/>
      <text:p text:style-name="P13"><text:tab/>for (int i = 0; i &lt; amountNumbers; i++) {</text:p>
      <text:p text:style-name="P13"><text:tab/><text:tab/>numbers[i] = xmin + rand() % (xmax - xmin);</text:p>
      <text:p text:style-name="P13"><text:tab/>}</text:p>
      <text:p text:style-name="P13"><text:tab/>cout &lt;&lt; '\n';</text:p>
      <text:p text:style-name="P13"/>
      <text:p text:style-name="P13"><text:tab/>cout &lt;&lt; "Рандомизированные значения\n";</text:p>
      <text:p text:style-name="P13"><text:tab/>result &lt;&lt; "Рандомизированные значения\n";</text:p>
      <text:p text:style-name="P13"><text:tab/>for (int i = 0; i &lt; amountNumbers; i++) {</text:p>
      <text:p text:style-name="P13"><text:tab/><text:tab/>cout &lt;&lt; numbers[i] &lt;&lt; ' ';</text:p>
      <text:p text:style-name="P13"><text:tab/><text:tab/>result &lt;&lt; numbers[i] &lt;&lt; ' ';</text:p>
      <text:p text:style-name="P13"><text:tab/>}</text:p>
      <text:p text:style-name="P13"><text:tab/>cout &lt;&lt; '\n';</text:p>
      <text:p text:style-name="P13"><text:tab/>cout &lt;&lt; '\n';</text:p>
      <text:p text:style-name="P13"><text:tab/>result &lt;&lt; '\n';</text:p>
      <text:p text:style-name="P13"><text:tab/>result &lt;&lt; '\n';</text:p>
      <text:p text:style-name="P13"/>
      <text:p text:style-name="P13"><text:tab/>cout &lt;&lt; "Подсчитаем количество повторений каждого отдельного числа:\n";</text:p>
      <text:p text:style-name="P13"><text:tab/>result &lt;&lt; "Подсчитаем количество повторений каждого отдельного числа:\n";</text:p>
      <text:p text:style-name="P13"/>
      <text:p text:style-name="P13"><text:tab/>asm_mod1(numbers, amountNumbers, asm_mod1_res, xmin);</text:p>
      <text:p text:style-name="P13"/>
      <text:p text:style-name="P13"><text:tab/>for (int i = 0; i &lt; len_asm_mod1_res; i++) {</text:p>
      <text:p text:style-name="P13"><text:tab/><text:tab/>cout &lt;&lt; asm_mod1_res[i] &lt;&lt; ' ';</text:p>
      <text:p text:style-name="P13"><text:tab/><text:tab/>result &lt;&lt; asm_mod1_res[i] &lt;&lt; ' ';</text:p>
      <text:p text:style-name="P13"><text:tab/>}</text:p>
      <text:p text:style-name="P13"><text:tab/>cout &lt;&lt; '\n';</text:p>
      <text:p text:style-name="P13"><text:tab/>cout &lt;&lt; '\n';</text:p>
      <text:p text:style-name="P13"><text:tab/>result &lt;&lt; '\n';</text:p>
      <text:p text:style-name="P13"><text:tab/>result &lt;&lt; '\n';</text:p>
      <text:p text:style-name="P13"/>
      <text:p text:style-name="P13"><text:tab/>asm_mod2(asm_mod1_res, amountNumbers, xmin, xmax, bordersArr, numberOfIntervals, asm_mod2_res);</text:p>
      <text:p text:style-name="P13"/>
      <text:p text:style-name="P13"/>
      <text:p text:style-name="P13"><text:tab/>cout &lt;&lt; "Результат:\n";</text:p>
      <text:p text:style-name="P13"><text:tab/>result &lt;&lt; "Результат:\n";</text:p>
      <text:p text:style-name="P13"><text:tab/>cout &lt;&lt; "№\tЛев.Гр.\tКол-во чисел" &lt;&lt; endl;</text:p>
      <text:p text:style-name="P13"><text:tab/>result &lt;&lt; "№\tЛев.Гр.\tКол-во чисел" &lt;&lt; endl;</text:p>
      <text:p text:style-name="P13"><text:tab/>cout &lt;&lt; "1" &lt;&lt; "\t" &lt;&lt; xmin &lt;&lt; '\t' &lt;&lt; asm_mod2_res[0] &lt;&lt; endl;</text:p>
      <text:p text:style-name="P13"><text:tab/>result &lt;&lt; "1" &lt;&lt; "\t" &lt;&lt; xmin &lt;&lt; '\t' &lt;&lt; asm_mod2_res[0] &lt;&lt; endl;</text:p>
      <text:p text:style-name="P13"><text:tab/>for (int i = 0; i &lt; numberOfIntervals; i++) {</text:p>
      <text:p text:style-name="P13"><text:tab/><text:tab/>cout &lt;&lt; i + 2 &lt;&lt; "\t" &lt;&lt; bordersArr[i] - xmax &lt;&lt; '\t' &lt;&lt; asm_mod2_res[i + 1] &lt;&lt; endl;</text:p>
      <text:p text:style-name="P13"><text:tab/><text:tab/>result &lt;&lt; i + 2 &lt;&lt; "\t" &lt;&lt; bordersArr[i] - xmax &lt;&lt; '\t' &lt;&lt; asm_mod2_res[i + 1] &lt;&lt; endl;</text:p>
      <text:p text:style-name="P13"><text:tab/><text:tab/></text:p>
      <text:p text:style-name="P13"><text:tab/>}</text:p>
      <text:p text:style-name="P13"/>
      <text:p text:style-name="P13"><text:tab/>delete[] numbers;</text:p>
      <text:p text:style-name="P13"><text:tab/>delete[] bordersArr;</text:p>
      <text:p text:style-name="P13"><text:tab/>delete[] asm_mod1_res;</text:p>
      <text:p text:style-name="P13"><text:soft-page-break/><text:tab/>delete[] asm_mod2_res;</text:p>
      <text:p text:style-name="P13"><text:tab/>return 0;</text:p>
      <text:p text:style-name="P25">}</text:p>
      <text:p text:style-name="P25"/>
      <text:p text:style-name="P22"><text:span text:style-name="T14">Название файла: </text:span><text:span text:style-name="T28">asm_mod1</text:span><text:span text:style-name="T14">.</text:span><text:span text:style-name="T28">asm</text:span></text:p>
      <text:p text:style-name="P25"/>
      <text:p text:style-name="P25">.586p</text:p>
      <text:p text:style-name="P25">.MODEL FLAT, C</text:p>
      <text:p text:style-name="P25">.CODE</text:p>
      <text:p text:style-name="P25">PUBLIC C asm_mod1</text:p>
      <text:p text:style-name="P25">asm_mod1 PROC C numbers: dword, numbers_size: dword, res: dword, res_xmin: dword</text:p>
      <text:p text:style-name="P25"/>
      <text:p text:style-name="P25">push esi</text:p>
      <text:p text:style-name="P25">push edi</text:p>
      <text:p text:style-name="P25"/>
      <text:p text:style-name="P25">mov edi, numbers</text:p>
      <text:p text:style-name="P25">mov ecx, numbers_size</text:p>
      <text:p text:style-name="P25">mov esi, res</text:p>
      <text:p text:style-name="P25"/>
      <text:p text:style-name="P25">for_numbers:</text:p>
      <text:p text:style-name="P25"><text:tab/>mov eax, [edi]</text:p>
      <text:p text:style-name="P25"><text:tab/>sub eax, res_xmin</text:p>
      <text:p text:style-name="P25"><text:tab/>mov ebx, [esi + 4*eax]</text:p>
      <text:p text:style-name="P25"><text:tab/>inc ebx</text:p>
      <text:p text:style-name="P25"><text:tab/>mov [esi + 4*eax], ebx</text:p>
      <text:p text:style-name="P25"><text:tab/>add edi, 4</text:p>
      <text:p text:style-name="P25"><text:tab/>loop for_numbers</text:p>
      <text:p text:style-name="P25"/>
      <text:p text:style-name="P25">pop edi</text:p>
      <text:p text:style-name="P25">pop esi</text:p>
      <text:p text:style-name="P25"/>
      <text:p text:style-name="P25">ret</text:p>
      <text:p text:style-name="P25">asm_mod1 ENDP</text:p>
      <text:p text:style-name="P25">END</text:p>
      <text:p text:style-name="P25"/>
      <text:p text:style-name="P25"/>
      <text:p text:style-name="P25"/>
      <text:p text:style-name="P25"/>
      <text:p text:style-name="P26"><text:soft-page-break/>Название файла: <text:span text:style-name="T46">asm_mod</text:span><text:span text:style-name="T47">2</text:span><text:span text:style-name="T46">.asm</text:span></text:p>
      <text:p text:style-name="P25"/>
      <text:p text:style-name="P25">.586p</text:p>
      <text:p text:style-name="P25">.MODEL FLAT, C</text:p>
      <text:p text:style-name="P25">.CODE</text:p>
      <text:p text:style-name="P25">PUBLIC C asm_mod2</text:p>
      <text:p text:style-name="P25">asm_mod2 PROC C input: dword, init_size: dword, input_xmin: dword, input_xmax: dword, intervals: dword, intervals_size: dword, res_final: dword</text:p>
      <text:p text:style-name="P25"/>
      <text:p text:style-name="P25">push esi</text:p>
      <text:p text:style-name="P25">push edi</text:p>
      <text:p text:style-name="P25">push ebp</text:p>
      <text:p text:style-name="P25"/>
      <text:p text:style-name="P25">mov edi, input</text:p>
      <text:p text:style-name="P25"/>
      <text:p text:style-name="P25">mov esi, intervals</text:p>
      <text:p text:style-name="P25">mov ecx, intervals_size</text:p>
      <text:p text:style-name="P25"/>
      <text:p text:style-name="P25"/>
      <text:p text:style-name="P25">align_intervals:</text:p>
      <text:p text:style-name="P25"><text:tab/>mov eax, [esi]</text:p>
      <text:p text:style-name="P25"><text:tab/>add eax, input_xmax</text:p>
      <text:p text:style-name="P25"><text:tab/>mov [esi], eax</text:p>
      <text:p text:style-name="P25"><text:tab/>add esi, 4</text:p>
      <text:p text:style-name="P25"><text:tab/>loop align_intervals</text:p>
      <text:p text:style-name="P25"/>
      <text:p text:style-name="P25">mov esi, intervals</text:p>
      <text:p text:style-name="P25">mov ecx, intervals_size</text:p>
      <text:p text:style-name="P25">sub ebx, ebx</text:p>
      <text:p text:style-name="P25"/>
      <text:p text:style-name="P25">mov eax, [esi]</text:p>
      <text:p text:style-name="P25"/>
      <text:p text:style-name="P25">for_loop:</text:p>
      <text:p text:style-name="P25"><text:tab/></text:p>
      <text:p text:style-name="P25"><text:tab/>push ecx</text:p>
      <text:p text:style-name="P25"/>
      <text:p text:style-name="P25"><text:tab/>mov ecx, eax</text:p>
      <text:p text:style-name="P25"><text:soft-page-break/><text:tab/>push esi</text:p>
      <text:p text:style-name="P25"><text:tab/></text:p>
      <text:p text:style-name="P25"><text:tab/>mov esi, res_final</text:p>
      <text:p text:style-name="P25"/>
      <text:p text:style-name="P25"><text:s text:c="4"/>for_input: </text:p>
      <text:p text:style-name="P25"><text:s text:c="8"/>mov eax, [edi]</text:p>
      <text:p text:style-name="P25"><text:s text:c="8"/>add [esi + 4 * ebx], eax</text:p>
      <text:p text:style-name="P25"><text:s text:c="8"/>add edi, 4</text:p>
      <text:p text:style-name="P25"><text:s text:c="8"/>loop for_input</text:p>
      <text:p text:style-name="P25"/>
      <text:p text:style-name="P25"><text:s text:c="4"/>pop esi</text:p>
      <text:p text:style-name="P25"><text:s text:c="4"/>inc ebx</text:p>
      <text:p text:style-name="P25"/>
      <text:p text:style-name="P25"><text:tab/>mov eax, [esi]</text:p>
      <text:p text:style-name="P25"><text:tab/>add esi, 4</text:p>
      <text:p text:style-name="P25"><text:tab/>sub eax, [esi]</text:p>
      <text:p text:style-name="P25"><text:tab/>neg eax</text:p>
      <text:p text:style-name="P25"/>
      <text:p text:style-name="P25"/>
      <text:p text:style-name="P25"><text:tab/>pop ecx</text:p>
      <text:p text:style-name="P25"/>
      <text:p text:style-name="P25"><text:tab/>loop for_loop</text:p>
      <text:p text:style-name="P25"/>
      <text:p text:style-name="P25">mov esi, res_final</text:p>
      <text:p text:style-name="P25">mov ecx, intervals_size</text:p>
      <text:p text:style-name="P25">sub eax, eax</text:p>
      <text:p text:style-name="P25"/>
      <text:p text:style-name="P25">final_interval:</text:p>
      <text:p text:style-name="P25"><text:tab/>add eax, [esi]</text:p>
      <text:p text:style-name="P25"><text:tab/>add esi, 4</text:p>
      <text:p text:style-name="P25"><text:tab/>loop final_interval</text:p>
      <text:p text:style-name="P25"/>
      <text:p text:style-name="P25">mov esi, res_final</text:p>
      <text:p text:style-name="P25">sub eax, init_size</text:p>
      <text:p text:style-name="P25">neg eax</text:p>
      <text:p text:style-name="P25"/>
      <text:p text:style-name="P25">add [esi + 4 * ebx], eax</text:p>
      <text:p text:style-name="P25"/>
      <text:p text:style-name="P25">pop ebp</text:p>
      <text:p text:style-name="P25"><text:soft-page-break/>pop edi</text:p>
      <text:p text:style-name="P25">pop esi</text:p>
      <text:p text:style-name="P25"/>
      <text:p text:style-name="P25">ret</text:p>
      <text:p text:style-name="P25">asm_mod2 ENDP</text:p>
      <text:p text:style-name="P25">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9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Министерство образования Российской Федерации</dc:title>
    <dc:subject/>
    <meta:keyword/>
    <meta:initial-creator>Vladimir Kirianchikov</meta:initial-creator>
    <meta:creation-date>2020-09-09T21:10:00</meta:creation-date>
    <dc:date>2020-12-03T01:09:08.422000000</dc:date>
    <meta:editing-cycles>425</meta:editing-cycles>
    <meta:editing-duration>PT6H24M2S</meta:editing-duration>
    <meta:generator>LibreOffice/6.4.0.3$Windows_x86 LibreOffice_project/b0a288ab3d2d4774cb44b62f04d5d28733ac6df8</meta:generator>
    <meta:document-statistic meta:table-count="2" meta:image-count="0" meta:object-count="0" meta:page-count="11" meta:paragraph-count="248" meta:word-count="1359" meta:character-count="8536" meta:non-whitespace-character-count="7252"/>
  </office:meta>
</office:document-meta>
</file>